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977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1.656cm" fo:break-before="auto" style:use-optimal-row-height="true"/>
    </style:style>
    <style:style style:name="ro6" style:family="table-row">
      <style:table-row-properties style:row-height="2.06cm" fo:break-before="auto" style:use-optimal-row-height="true"/>
    </style:style>
    <style:style style:name="ro7" style:family="table-row">
      <style:table-row-properties style:row-height="2.868cm" fo:break-before="auto" style:use-optimal-row-height="true"/>
    </style:style>
    <style:style style:name="ro8" style:family="table-row">
      <style:table-row-properties style:row-height="2.464cm" fo:break-before="auto" style:use-optimal-row-height="true"/>
    </style:style>
    <style:style style:name="ro9" style:family="table-row">
      <style:table-row-properties style:row-height="3.272cm" fo:break-before="auto" style:use-optimal-row-height="true"/>
    </style:style>
    <style:style style:name="ro10" style:family="table-row">
      <style:table-row-properties style:row-height="0.529cm" fo:break-before="auto" style:use-optimal-row-height="true"/>
    </style:style>
    <style:style style:name="ro11" style:family="table-row">
      <style:table-row-properties style:row-height="1.445cm" fo:break-before="auto" style:use-optimal-row-height="true"/>
    </style:style>
    <style:style style:name="ro12" style:family="table-row">
      <style:table-row-properties style:row-height="1.9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1" table:default-cell-style-name="Default"/>
        <table:table-row table:style-name="ro1">
          <table:table-cell table:style-name="ce5" office:value-type="string" calcext:value-type="string">
            <text:p>RICE and FLOURS</text:p>
          </table:table-cell>
          <table:table-cell/>
        </table:table-row>
        <table:table-row table:style-name="ro2">
          <table:table-cell office:value-type="string" calcext:value-type="string">
            <text:p>Turmeric powder – 10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Sugar – 1 kg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Jaggery – 1/2 kg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office:value-type="string" calcext:value-type="string">
            <text:p>Idli rice/Boiled rice/Salem rice – 5-7 kgs</text:p>
          </table:table-cell>
          <table:table-cell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Steamed rice or Raw rice/Sona masoori – 5-7 kgs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High quality raw rice for Pongal – 1 kg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Dosa rice ( optional) – 2 kgs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Basmati rice – 1 to 5 kgs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Brown rice(optional) – 1 kgs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Pressed rice / Poha(thick or thin) -1 kgs</text:p>
          </table:table-cell>
          <table:table-cell office:value-type="float" office:value="100" calcext:value-type="float">
            <text:p>100</text:p>
          </table:table-cell>
        </table:table-row>
        <table:table-row table:style-name="ro7">
          <table:table-cell office:value-type="string" calcext:value-type="string">
            <text:p>Wheat flour – 2 kgs (North Indians, please increase atta to 5 kgs and reduce rice)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office:value-type="string" calcext:value-type="string">
            <text:p>Maida – 1/2 kg, 1 kg (For cakes and snacks)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Ragi flour – 1 kg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office:value-type="string" calcext:value-type="string">
            <text:p>Millets varieties &amp; oats – 1/2 kg each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Rice flour – 1/2 kg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Besan – 1/2 kg</text:p>
          </table:table-cell>
          <table:table-cell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Bombay Rava/ Semolina or Chiroti rava – 1 kg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office:value-type="string" calcext:value-type="string">
            <text:p>Wheat rava / samba rava / bansi rava – 1 kg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Idli rava – 1 kg (optional)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Rice rava – 50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Vermicelli / Semiya – 1 packet big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Instant rice sevai -1 big packet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Sago/Javvarisi – 1/2 kg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Tamarind – 1/2 kg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Red chilli – 1/4 kg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Ready-made rice mix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Sambar powder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Rasam powder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Garlic powder / poondu podi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Idli podi / Gun powder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Ginger, Garlic paste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Tamarind paste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Ready to eat products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Vathakuzhambu powder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Idli, dosa batter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Bread packet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Cereal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5" office:value-type="string" calcext:value-type="string">
            <text:p>PULSES/DALS</text:p>
          </table:table-cell>
          <table:table-cell/>
        </table:table-row>
        <table:table-row table:style-name="ro4">
          <table:table-cell office:value-type="string" calcext:value-type="string">
            <text:p>Toor dal – 1 kg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Round urad dal – 2 kgs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Yellow moong dal – 1 kg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Chana dal – 1/2 kg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Split urad dal – 1/2 kg</text:p>
          </table:table-cell>
          <table:table-cell office:value-type="float" office:value="100" calcext:value-type="float">
            <text:p>100</text:p>
          </table:table-cell>
        </table:table-row>
        <table:table-row table:style-name="ro8">
          <table:table-cell office:value-type="string" calcext:value-type="string">
            <text:p>Rajma, peas, brown/white chana, green gram dal, Peanuts – 1/4 kg each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office:value-type="string" calcext:value-type="string">
            <text:p>Fried gram dal / Pottukadalai – 1/4 kg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Horsegram, flax seeds – If needed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5" office:value-type="string" calcext:value-type="string">
            <text:p>SPICE POWDERS</text:p>
          </table:table-cell>
          <table:table-cell/>
        </table:table-row>
        <table:table-row table:style-name="ro4">
          <table:table-cell office:value-type="string" calcext:value-type="string">
            <text:p>Crystal salt – 1 kg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Powder salt – 1 kg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Red chili powder – 1/4 kg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Dhania powder – 1/4 kg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Garam masala powder – 10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Chat masala powder – 1 packet small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Aamchoor powder – 5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Cumin powder – 5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Pepper powder – 5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9">
          <table:table-cell office:value-type="string" calcext:value-type="string">
            <text:p>Sambar powder, Rasam powder, Vatha kuzhambu powder – If needed</text:p>
          </table:table-cell>
          <table:table-cell office:value-type="float" office:value="100" calcext:value-type="float">
            <text:p>100</text:p>
          </table:table-cell>
        </table:table-row>
        <table:table-row table:style-name="ro8">
          <table:table-cell office:value-type="string" calcext:value-type="string">
            <text:p>Biryani masala powder or curry masala powder – Small packet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office:value-type="string" calcext:value-type="string">
            <text:p>Idli powder / Gun powder – 1 packet ( If needed)</text:p>
          </table:table-cell>
          <table:table-cell office:value-type="float" office:value="100" calcext:value-type="float">
            <text:p>100</text:p>
          </table:table-cell>
        </table:table-row>
        <table:table-row table:style-name="ro8">
          <table:table-cell office:value-type="string" calcext:value-type="string">
            <text:p>Readymade powders like garlic powder, pav bhaji masala, chana masala etc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Instant coffee powder – 10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Tea powder – 10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office:value-type="string" calcext:value-type="string">
            <text:p>ENO fruit salt – 2 packets (For rava idli, dhokla)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office:value-type="string" calcext:value-type="string">
            <text:p>Yeast – 1 small box ( For making aapam, bread)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office:value-type="string" calcext:value-type="string">
            <text:p>Cooking soda / Baking soda – 1 packet small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Baking powder – 1 packet</text:p>
          </table:table-cell>
          <table:table-cell office:value-type="float" office:value="100" calcext:value-type="float">
            <text:p>100</text:p>
          </table:table-cell>
        </table:table-row>
        <table:table-row table:style-name="ro10">
          <table:table-cell table:style-name="ce5" office:value-type="string" calcext:value-type="string">
            <text:p>OILS</text:p>
          </table:table-cell>
          <table:table-cell/>
        </table:table-row>
        <table:table-row table:style-name="ro4">
          <table:table-cell office:value-type="string" calcext:value-type="string">
            <text:p>Cooking oil – 1- 2 lts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Gingelly oil/Sesame oil – 1 – 2 lts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Coconut oil – 1/2 lt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Ghee or butter – 1/2 kg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Olive oil – 1/2 liter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Deepam oil – If needed ( For lamp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5" office:value-type="string" calcext:value-type="string">
            <text:p>SPICES AND NUTS</text:p>
          </table:table-cell>
          <table:table-cell/>
        </table:table-row>
        <table:table-row table:style-name="ro4">
          <table:table-cell office:value-type="string" calcext:value-type="string">
            <text:p>Mustard seeds – 15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Pepper – 10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Cumin seeds/jeera – 10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office:value-type="string" calcext:value-type="string">
            <text:p>Poppy seeds/Khus khus – 10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Coriander seeds/Dhania – 20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Fennel seeds – 5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office:value-type="string" calcext:value-type="string">
            <text:p>Fenugreek seeds / Methi seeds – 10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office:value-type="string" calcext:value-type="string">
            <text:p>Dry ginger piece or powder – 5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office:value-type="string" calcext:value-type="string">
            <text:p>Black or white sesame seeds – 5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office:value-type="string" calcext:value-type="string">
            <text:p>Split urad dal – 100 gms ( For seasoning)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Ajwain / omam – 5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Hing/Asafetida – 1 box (Big)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Cardamom/Elakki – 25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Cashew nuts – 5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Raisins – 5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Badam or other nuts – 5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Peanuts – 10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Dates ( optional) – 10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Cinnamon – 1 packet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Cloves – 1 small packet</text:p>
          </table:table-cell>
          <table:table-cell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Kalpasi/black stone flower &amp; marati moggu – 1 small packet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Biryani spices packet – 1 no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Vanilla essence – 1 small bottle</text:p>
          </table:table-cell>
          <table:table-cell office:value-type="float" office:value="100" calcext:value-type="float">
            <text:p>100</text:p>
          </table:table-cell>
        </table:table-row>
        <table:table-row table:style-name="ro11">
          <table:table-cell table:style-name="ce5" office:value-type="string" calcext:value-type="string">
            <text:p>OTHER INGREDIENTS </text:p>
          </table:table-cell>
          <table:table-cell/>
        </table:table-row>
        <table:table-row table:style-name="ro4">
          <table:table-cell office:value-type="string" calcext:value-type="string">
            <text:p>Papad – 1 big packet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Cocoa powder – 10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Health drinks(horlicks,complan etc) – 1/2 kg each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Noodles -1 packet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Pasta – 20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Macaroni – 20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Sphagetti(optional) – 1 box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office:value-type="string" calcext:value-type="string">
            <text:p>Tomato Ketchup / Sauce – 1 bottle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Jam – 1 bottle 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Mayonaisse – 1 bottle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Pizza sauce/ Pasta sauce – 1 bottle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Organic Honey – 1 small bottle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Bread Packet – 1 to 2 nos</text:p>
          </table:table-cell>
          <table:table-cell office:value-type="float" office:value="100" calcext:value-type="float">
            <text:p>100</text:p>
          </table:table-cell>
        </table:table-row>
        <table:table-row table:style-name="ro11">
          <table:table-cell table:style-name="ce5" office:value-type="string" calcext:value-type="string">
            <text:p>DAIRY PRODUCTS</text:p>
          </table:table-cell>
          <table:table-cell/>
        </table:table-row>
        <table:table-row table:style-name="ro4">
          <table:table-cell office:value-type="string" calcext:value-type="string">
            <text:p>Cheese slices – packet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Cheese block – packet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Butter – 1/2 kg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office:value-type="string" calcext:value-type="string">
            <text:p>Curd / Flavored yogurt – If needed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Fresh cream – 1 packet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Fresh Milk – 1 ltr, half ltr.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office:value-type="string" calcext:value-type="string">
            <text:p>Paneer / cottage cheese – 2 pack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5" office:value-type="string" calcext:value-type="string">
            <text:p>TOILETRIES </text:p>
          </table:table-cell>
          <table:table-cell/>
        </table:table-row>
        <table:table-row table:style-name="ro4">
          <table:table-cell office:value-type="string" calcext:value-type="string">
            <text:p>Toothpaste – 20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office:value-type="string" calcext:value-type="string">
            <text:p>Toothbrush – 2 nos (one-time purchase)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Bathing soap – 3 nos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Shampoo/Hair conditioner – 1 big bottle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Face powder – 1 box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Hand sanitizer – 1 bottle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Deodarant – 1 or 2 nos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Body lotion – 1 no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Kajal/Kum kum/stickers – 1 no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Shaving lotion – 1 no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Shaving cream – 1 no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Hair gel – 1 no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Razer blades -1 packet big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Baby products – as needed</text:p>
          </table:table-cell>
          <table:table-cell office:value-type="float" office:value="100" calcext:value-type="float">
            <text:p>100</text:p>
          </table:table-cell>
        </table:table-row>
        <table:table-row table:style-name="ro12">
          <table:table-cell table:style-name="ce5" office:value-type="string" calcext:value-type="string">
            <text:p>CLEANING PRODUCTS </text:p>
          </table:table-cell>
          <table:table-cell/>
        </table:table-row>
        <table:table-row table:style-name="ro5">
          <table:table-cell office:value-type="string" calcext:value-type="string">
            <text:p>Dishwashing soaps or liquids – 2 nos/1 bottle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Dishwashing powder – 1/2 kg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Washing powder – 1 kg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Washing soaps – 5 nos</text:p>
          </table:table-cell>
          <table:table-cell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Toilet cleaner / bleaching powder – 1 bottle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Floor cleaner – 1 bottle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Kitchen cleaner – 1 bottle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Sanitary pads – 1 packet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Toilet paper – 1 bundle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Kitchen tissue – 1 bunch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Garbage bags – 2 rolls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office:value-type="string" calcext:value-type="string">
            <text:p>Car cleaner/Car refreshner – 1 no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Dettol – 1 bottle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Mosquito liquid – 2 nos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Odonil – 2 nos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Napthalene balls – 1 packet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Rubber band – 1 pack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5" office:value-type="string" calcext:value-type="string">
            <text:p>POOJA ITEMS </text:p>
          </table:table-cell>
          <table:table-cell/>
        </table:table-row>
        <table:table-row table:style-name="ro2">
          <table:table-cell office:value-type="string" calcext:value-type="string">
            <text:p>Matchbox – 1 bunch ( 10 nos)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Deepa oil – 1 ltr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Cotton thread – 1 packet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Camphor – 1 small box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Incense sticks – 1 big box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Dhoop – 1 box</text:p>
          </table:table-cell>
          <table:table-cell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Rock candy or dry grapes for neivedyam – 1/4 kg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5" office:value-type="string" calcext:value-type="string">
            <text:p>MISCELLANEOUS </text:p>
          </table:table-cell>
          <table:table-cell/>
        </table:table-row>
        <table:table-row table:style-name="ro4">
          <table:table-cell office:value-type="string" calcext:value-type="string">
            <text:p>Medicines/bandages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Light bulbs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Batteries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Candles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Snacks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29T21:46:13.707000000</meta:creation-date>
    <dc:date>2022-08-29T21:48:28.989000000</dc:date>
    <meta:editing-duration>PT2M15S</meta:editing-duration>
    <meta:editing-cycles>1</meta:editing-cycles>
    <meta:generator>LibreOffice/7.4.0.3$Windows_X86_64 LibreOffice_project/f85e47c08ddd19c015c0114a68350214f7066f5a</meta:generator>
    <meta:document-statistic meta:table-count="1" meta:cell-count="323" meta:object-count="0"/>
  </office:meta>
</office:document-meta>
</file>